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整体方案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放弃convirt方案，全力实现用libvirt统一管理的系统</text:p>
                <text:p/>
              </text:list-item>
              <text:list-item>
                <text:p>用libvirt部署虚拟机，监控虚拟机的运行，并能够实现简单的重启操作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测试环境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两台物理机，每台部署50台虚拟机</text:p>
                <text:p/>
              </text:list-item>
              <text:list-item>
                <text:p>在每个虚拟机中运行一个下载的程序，保持200kb/s的带宽，测试延迟。（暂定根据延迟是否大于2s来决定是否重启虚拟机，明天我调研一下是否有更好的指标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问题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安全中心那边IP分配问题</text:p>
                <text:p/>
              </text:list-item>
              <text:list-item>
                <text:p>镜像准备问题</text:p>
                <text:p/>
              </text:list-item>
              <text:list-item>
                <text:p>libvirt中部署虚拟机，监控虚拟机运行，控制虚拟机的重启等API的研究</text:p>
                <text:p/>
              </text:list-item>
              <text:list-item>
                <text:p>部署虚拟机时IP网桥的配置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时间安排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2.14——3.15，一个月时间，4周</text:p>
                <text:p/>
              </text:list-item>
              <text:list-item>
                <text:p>第一周基本完成初步系统的代码实现</text:p>
                <text:p/>
              </text:list-item>
              <text:list-item>
                <text:p>第二周讨论并改进</text:p>
                <text:p/>
              </text:list-item>
              <text:list-item>
                <text:p>第三四周测试工作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2-02-13T22:19:13</meta:creation-date>
    <dc:language>fi-FI</dc:language>
    <meta:editing-cycles>2</meta:editing-cycles>
    <meta:editing-duration>PT00H01M24S</meta:editing-duration>
    <meta:initial-creator>Administrator </meta:initial-creator>
    <dc:date>2012-02-13T22:37:13</dc:date>
    <dc:creator>Administrator </dc:creator>
    <meta:document-statistic meta:object-count="4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